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 svg:font-family="'Noto Sans Devanagari'" style:font-family-generic="swiss"/>
    <style:font-face style:name="F" svg:font-family="" style:font-pitch="variable"/>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1"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master-page-name="Standard">
      <style:paragraph-properties fo:margin-top="0.0193in" fo:margin-bottom="0.0193in" style:page-number="auto"/>
      <style:text-properties fo:language="en" fo:country="US"/>
    </style:style>
    <style:style style:name="P11"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2" style:family="paragraph" style:parent-style-name="Standard">
      <style:paragraph-properties fo:margin-top="0in" fo:margin-bottom="0in"/>
    </style:style>
    <style:style style:name="P13" style:family="paragraph" style:parent-style-name="Standard">
      <style:paragraph-properties fo:margin-top="0in" fo:margin-bottom="0in"/>
      <style:text-properties fo:language="en" fo:country="US"/>
    </style:style>
    <style:style style:name="P14" style:family="paragraph" style:parent-style-name="Normal_20__28_Web_29_">
      <style:paragraph-properties fo:margin-top="0.1945in" fo:margin-bottom="0.1945in" fo:background-color="#f9f9f9">
        <style:background-image/>
      </style:paragraph-properties>
    </style:style>
    <style:style style:name="P15"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6" style:family="paragraph" style:parent-style-name="LO-normal">
      <style:text-properties fo:language="en" fo:country="US"/>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0pt"/>
    </style:style>
    <style:style style:name="T3" style:family="text">
      <style:text-properties fo:color="#00007f" style:font-name="Arial" fo:font-size="10pt" style:font-name-asian="Times New Roman" style:font-size-asian="10pt" style:font-name-complex="Arial" style:font-size-complex="11pt"/>
    </style:style>
    <style:style style:name="T4" style:family="text">
      <style:text-properties fo:color="#00007f" style:font-name="Arial" fo:font-size="10pt" fo:language="en" fo:country="US" style:font-name-asian="Times New Roman" style:font-size-asian="10pt" style:font-name-complex="Arial" style:font-size-complex="10pt"/>
    </style:style>
    <style:style style:name="T5" style:family="text">
      <style:text-properties fo:color="#00007f" style:font-name="Arial" fo:font-size="10pt" fo:language="en" fo:country="US" style:font-name-asian="Times New Roman" style:font-size-asian="10pt" style:font-name-complex="Arial" style:font-size-complex="11pt"/>
    </style:style>
    <style:style style:name="T6" style:family="text">
      <style:text-properties fo:color="#00007f" style:font-name="Arial" fo:font-size="11pt" style:font-name-asian="Times New Roman" style:font-size-asian="11pt" style:font-name-complex="Arial"/>
    </style:style>
    <style:style style:name="T7" style:family="text">
      <style:text-properties fo:color="#00007f" style:font-name="Arial" fo:font-size="11pt" style:font-name-asian="Times New Roman" style:font-size-asian="11pt" style:font-name-complex="Arial" style:font-size-complex="11pt"/>
    </style:style>
    <style:style style:name="T8"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10" style:family="text">
      <style:text-properties fo:color="#00007f" style:font-name="Arial" fo:font-size="11pt" fo:language="en" fo:country="US" style:font-name-asian="Times New Roman" style:font-size-asian="11pt" style:font-name-complex="Arial" style:font-size-complex="11pt"/>
    </style:style>
    <style:style style:name="T11" style:family="text">
      <style:text-properties fo:color="#00007f" style:font-name="Arial" fo:font-size="8pt" style:font-name-asian="Times New Roman" style:font-size-asian="8pt" style:font-name-complex="Arial" style:font-size-complex="8pt"/>
    </style:style>
    <style:style style:name="T12" style:family="text">
      <style:text-properties fo:color="#00007f" style:font-name="Arial" fo:font-size="8pt" fo:language="en" fo:country="US" style:font-name-asian="Times New Roman" style:font-size-asian="8pt" style:font-name-complex="Arial" style:font-size-complex="8pt"/>
    </style:style>
    <style:style style:name="T13"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4" style:family="text">
      <style:text-properties style:font-name="Arial" fo:font-size="10pt" style:font-name-asian="Times New Roman" style:font-size-asian="10pt" style:font-name-complex="Arial" style:font-size-complex="10pt"/>
    </style:style>
    <style:style style:name="T15" style:family="text">
      <style:text-properties style:font-name="Arial" fo:font-size="10pt" style:font-name-asian="Times New Roman" style:font-size-asian="10pt" style:font-name-complex="Arial" style:font-size-complex="11pt"/>
    </style:style>
    <style:style style:name="T16" style:family="text">
      <style:text-properties style:font-name="Arial" fo:font-size="10pt" style:font-name-asian="Times New Roman" style:font-size-asian="10pt" style:font-name-complex="Arial" style:font-size-complex="8pt"/>
    </style:style>
    <style:style style:name="T17" style:family="text">
      <style:text-properties style:font-name="Arial" fo:font-size="10pt" fo:font-weight="normal" style:font-name-asian="Times New Roman" style:font-size-asian="10pt" style:font-weight-asian="normal" style:font-name-complex="Arial" style:font-size-complex="10pt" style:font-weight-complex="normal"/>
    </style:style>
    <style:style style:name="T18" style:family="text">
      <style:text-properties style:font-name="Arial" fo:font-size="10pt" fo:font-style="italic" style:font-name-asian="Times New Roman" style:font-size-asian="10pt" style:font-style-asian="italic" style:font-name-complex="Arial" style:font-size-complex="11pt" style:font-style-complex="italic"/>
    </style:style>
    <style:style style:name="T19" style:family="text">
      <style:text-properties style:font-name="Arial" fo:font-size="10pt" style:font-size-asian="10pt" style:font-name-complex="Arial" style:font-size-complex="8pt"/>
    </style:style>
    <style:style style:name="T20" style:family="text">
      <style:text-properties style:font-name="Arial" fo:font-size="10pt" fo:language="en" fo:country="US" style:font-name-asian="Times New Roman" style:font-size-asian="10pt" style:font-name-complex="Arial" style:font-size-complex="10pt"/>
    </style:style>
    <style:style style:name="T21" style:family="text">
      <style:text-properties style:font-name="Arial" fo:font-size="10pt" fo:language="en" fo:country="US" style:font-name-asian="Times New Roman" style:font-size-asian="10pt" style:font-name-complex="Arial" style:font-size-complex="11pt"/>
    </style:style>
    <style:style style:name="T22" style:family="text">
      <style:text-properties style:font-name="Arial" fo:font-size="10pt" fo:language="en" fo:country="US" style:font-name-asian="Times New Roman" style:font-size-asian="10pt" style:font-name-complex="Arial" style:font-size-complex="8pt"/>
    </style:style>
    <style:style style:name="T23"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24"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25" style:family="text">
      <style:text-properties style:font-name="Arial" fo:font-size="10pt" fo:language="en" fo:country="US" style:font-size-asian="10pt" style:font-name-complex="Arial" style:font-size-complex="8pt"/>
    </style:style>
    <style:style style:name="T26" style:family="text">
      <style:text-properties style:font-name="Arial" style:font-name-asian="Times New Roman" style:font-name-complex="Arial"/>
    </style:style>
    <style:style style:name="T27" style:family="text">
      <style:text-properties style:font-name="Arial" fo:font-size="11pt" style:font-name-asian="Times New Roman" style:font-size-asian="11pt" style:font-name-complex="Arial"/>
    </style:style>
    <style:style style:name="T28" style:family="text">
      <style:text-properties style:font-name="Arial" fo:font-size="11pt" style:font-name-asian="Times New Roman" style:font-size-asian="11pt" style:font-name-complex="Arial" style:font-size-complex="11pt"/>
    </style:style>
    <style:style style:name="T29" style:family="text">
      <style:text-properties style:font-name="Arial" fo:font-size="11pt" fo:font-weight="bold" style:font-size-asian="11pt" style:font-weight-asian="bold" style:font-name-complex="Arial" style:font-size-complex="11pt"/>
    </style:style>
    <style:style style:name="T30" style:family="text">
      <style:text-properties style:font-name="Arial" fo:font-size="11pt" fo:font-weight="bold" style:font-name-asian="Times New Roman" style:font-size-asian="11pt" style:font-weight-asian="bold" style:font-name-complex="Arial" style:font-size-complex="9pt" style:font-weight-complex="bold"/>
    </style:style>
    <style:style style:name="T31"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32" style:family="text">
      <style:text-properties style:font-name="Arial" fo:font-size="11pt" fo:font-weight="normal" style:font-size-asian="11pt" style:font-weight-asian="normal" style:font-name-complex="Arial" style:font-size-complex="11pt" style:font-weight-complex="normal"/>
    </style:style>
    <style:style style:name="T33" style:family="text">
      <style:text-properties style:font-name="Arial" fo:font-size="11pt" fo:font-weight="normal" style:font-name-asian="Times New Roman" style:font-size-asian="11pt" style:font-weight-asian="normal" style:font-name-complex="Arial" style:font-size-complex="11pt" style:font-weight-complex="normal"/>
    </style:style>
    <style:style style:name="T34" style:family="text">
      <style:text-properties style:font-name="Arial" fo:font-size="11pt"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5" style:family="text">
      <style:text-properties style:font-name="Arial" fo:font-size="11pt" fo:language="en" fo:country="US" fo:font-weight="bold" style:font-size-asian="11pt" style:font-weight-asian="bold" style:font-name-complex="Arial" style:font-size-complex="11pt"/>
    </style:style>
    <style:style style:name="T36"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37"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38" style:family="text">
      <style:text-properties style:font-name="Arial" fo:font-size="11pt" fo:language="en" fo:country="US" fo:font-weight="normal" style:font-size-asian="11pt" style:font-weight-asian="normal" style:font-name-complex="Arial" style:font-size-complex="11pt" style:font-weight-complex="normal"/>
    </style:style>
    <style:style style:name="T39"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40"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41" style:family="text">
      <style:text-properties style:font-name="Arial" fo:font-size="11pt" fo:language="en" fo:country="US" style:font-name-asian="Times New Roman" style:font-size-asian="11pt" style:font-name-complex="Arial" style:font-size-complex="11pt"/>
    </style:style>
    <style:style style:name="T42" style:family="text">
      <style:text-properties style:font-name="Arial" style:font-name-complex="Arial"/>
    </style:style>
    <style:style style:name="T43" style:family="text">
      <style:text-properties style:font-name="Arial" fo:font-size="8pt" style:font-name-asian="Times New Roman" style:font-size-asian="8pt" style:font-name-complex="Arial" style:font-size-complex="8pt"/>
    </style:style>
    <style:style style:name="T44" style:family="text">
      <style:text-properties style:font-name="Arial" fo:font-size="8pt" fo:language="en" fo:country="US" style:font-name-asian="Times New Roman" style:font-size-asian="8pt" style:font-name-complex="Arial" style:font-size-complex="8pt"/>
    </style:style>
    <style:style style:name="T45" style:family="text">
      <style:text-properties style:font-name="Arial" fo:language="en" fo:country="US" style:font-name-asian="Times New Roman" style:font-name-complex="Arial"/>
    </style:style>
    <style:style style:name="T46" style:family="text">
      <style:text-properties fo:font-variant="normal" fo:text-transform="none" fo:color="#666666" style:font-name="Arial" fo:font-size="11pt" fo:letter-spacing="normal" fo:font-style="normal" fo:font-weight="bold" style:font-size-asian="11pt" style:font-style-asian="normal" style:font-weight-asian="bold" style:font-name-complex="Arial" style:font-size-complex="11pt" style:font-weight-complex="bold"/>
    </style:style>
    <style:style style:name="T47"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48" style:family="text">
      <style:text-properties fo:color="#666666" style:font-name="Arial" fo:font-size="11pt" fo:font-weight="normal" style:font-name-asian="Times New Roman" style:font-size-asian="11pt" style:font-weight-asian="normal" style:font-name-complex="Arial" style:font-size-complex="9pt" style:font-weight-complex="normal"/>
    </style:style>
    <style:style style:name="T49" style:family="text">
      <style:text-properties fo:color="#666666" style:font-name="Arial" fo:font-size="11pt" style:font-name-asian="Times New Roman" style:font-size-asian="11pt" style:font-name-complex="Arial" style:font-size-complex="9pt"/>
    </style:style>
    <style:style style:name="T50" style:family="text">
      <style:text-properties fo:color="#666666" style:font-name="Arial" fo:font-size="11pt" fo:font-weight="bold" style:font-name-asian="Times New Roman" style:font-size-asian="11pt" style:font-weight-asian="bold" style:font-name-complex="Arial" style:font-size-complex="9pt" style:font-weight-complex="bold"/>
    </style:style>
    <style:style style:name="T51"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52" style:family="text">
      <style:text-properties fo:color="#666666" style:font-name="Arial" fo:font-size="11pt" fo:language="en" fo:country="US" style:font-name-asian="Times New Roman" style:font-size-asian="11pt" style:font-name-complex="Arial" style:font-size-complex="9pt"/>
    </style:style>
    <style:style style:name="T53"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54" style:family="text">
      <style:text-properties fo:color="#666666" style:font-name="Arial" fo:font-size="10pt" style:font-name-asian="Times New Roman" style:font-size-asian="10pt" style:font-name-complex="Arial" style:font-size-complex="9pt"/>
    </style:style>
    <style:style style:name="T55" style:family="text">
      <style:text-properties fo:color="#333333" style:font-name="Arial" fo:font-size="11pt"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56" style:family="text">
      <style:text-properties fo:color="#333333" style:font-name="Arial" fo:font-size="11pt"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57" style:family="text">
      <style:text-properties fo:color="#333333" style:font-name="Arial" fo:font-size="11pt" fo:font-weight="bold" style:font-size-asian="11pt" style:font-weight-asian="bold" style:font-name-complex="Arial" style:font-size-complex="10pt" style:font-weight-complex="bold"/>
    </style:style>
    <style:style style:name="T58"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59"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60" style:family="text">
      <style:text-properties fo:color="#333333" style:font-name="Arial" fo:font-size="10pt" fo:font-weight="bold" style:font-size-asian="10pt" style:font-weight-asian="bold" style:font-name-complex="Arial" style:font-size-complex="8pt" style:font-weight-complex="bold"/>
    </style:style>
    <style:style style:name="T61" style:family="text">
      <style:text-properties fo:color="#333333" style:font-name="Arial" fo:font-size="10pt" style:font-size-asian="10pt" style:font-name-complex="Arial" style:font-size-complex="8pt"/>
    </style:style>
    <style:style style:name="T62"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63" style:family="text">
      <style:text-properties fo:color="#333333" style:font-name="Arial" fo:font-size="10pt" fo:language="en" fo:country="US" style:font-size-asian="10pt" style:font-name-complex="Arial" style:font-size-complex="8pt"/>
    </style:style>
    <style:style style:name="T64" style:family="text">
      <style:text-properties fo:color="#757575" style:font-name="Arial" fo:font-size="11pt" fo:font-style="italic" style:font-name-asian="Times New Roman" style:font-size-asian="11pt" style:font-style-asian="italic" style:font-name-complex="Arial" style:font-size-complex="8pt" style:font-style-complex="italic"/>
    </style:style>
    <style:style style:name="T65"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66" style:family="text">
      <style:text-properties fo:color="#0f54cc" style:font-name="Arial" fo:font-size="11pt" style:font-name-asian="Times New Roman" style:font-size-asian="11pt" style:font-name-complex="Arial" style:font-size-complex="9pt"/>
    </style:style>
    <style:style style:name="T67" style:family="text">
      <style:text-properties fo:color="#0f54cc" style:font-name="Arial" fo:font-size="11pt" fo:language="en" fo:country="US" style:font-name-asian="Times New Roman" style:font-size-asian="11pt" style:font-name-complex="Arial" style:font-size-complex="9pt"/>
    </style:style>
    <style:style style:name="T68" style:family="text">
      <style:text-properties fo:color="#0f54cc" style:font-name="Arial" fo:font-size="10pt" style:font-name-asian="Times New Roman" style:font-size-asian="10pt" style:font-name-complex="Arial" style:font-size-complex="11pt"/>
    </style:style>
    <style:style style:name="T69" style:family="text">
      <style:text-properties fo:color="#0f54cc" style:font-name="Arial" fo:font-size="10pt" fo:language="en" fo:country="US" style:font-name-asian="Times New Roman" style:font-size-asian="10pt" style:font-name-complex="Arial" style:font-size-complex="11pt"/>
    </style:style>
    <style:style style:name="T70" style:family="text">
      <style:text-properties fo:color="#0000ed" style:font-name="Arial" fo:font-size="10pt" style:font-size-asian="10pt" style:font-name-complex="Arial" style:font-size-complex="8pt"/>
    </style:style>
    <style:style style:name="T71" style:family="text">
      <style:text-properties fo:color="#0000ed" style:font-name="Arial" fo:font-size="10pt" fo:language="en" fo:country="US" style:font-size-asian="10pt" style:font-name-complex="Arial" style:font-size-complex="8pt"/>
    </style:style>
    <style:style style:name="T72"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Michael Bobak <text:tab/></text:span><text:span text:style-name="T13">Knowledge-Engineer / Research Programmer </text:span></text:p>
      <text:p text:style-name="P1"><text:a xlink:type="simple" xlink:href="mailto:mike.bobak@gmail.com" text:style-name="Internet_20_link" text:visited-style-name="Visited_20_Internet_20_Link"><text:span text:style-name="Internet_20_link"><text:span text:style-name="T20">mike.bobak@gmail.com</text:span></text:span></text:a><text:span text:style-name="T45">,<text:tab/></text:span><text:span text:style-name="T4">linkedin.com/in/michaelbobak</text:span><text:span text:style-name="T20">, <text:s text:c="2"/></text:span><text:span text:style-name="T4">@MBstream</text:span><text:span text:style-name="T45">, <text:s/></text:span><text:span text:style-name="T4">github.com/MBcode </text:span></text:p>
      <text:p text:style-name="P5"/>
      <text:p text:style-name="P2">Summary </text:p>
      <text:p text:style-name="P5"><text:span text:style-name="T6">Research-Programmer </text:span><text:span text:style-name="T27">starting with (bio)</text:span><text:span text:style-name="T6">physical-science </text:span><text:span text:style-name="T27">simulation, adding AI study and years of </text:span><text:span text:style-name="T6">Knowledge-Engineering </text:span><text:span text:style-name="T27">work as well (in: </text:span><text:span text:style-name="T6">edu</text:span><text:span text:style-name="T27">/</text:span><text:span text:style-name="T6">gov</text:span><text:span text:style-name="T27">/</text:span><text:span text:style-name="T6">com</text:span><text:span text:style-name="T27">). Focus on </text:span><text:span text:style-name="T6">Knowledge-Based </text:span><text:span text:style-name="T27">aids, for process improvement to </text:span><text:span text:style-name="T6">teaching</text:span><text:span text:style-name="T27">. </text:span><text:span text:style-name="T6">AI</text:span><text:span text:style-name="T27">: Ontology, </text:span><text:span text:style-name="T6">Knowledge-Representation and Reasoning</text:span><text:span text:style-name="T27">, </text:span><text:span text:style-name="T6">Rules</text:span><text:span text:style-name="T27">, </text:span><text:span text:style-name="T6">Kn-Acq</text:span><text:span text:style-name="T27">, </text:span><text:span text:style-name="T6">NLP</text:span><text:span text:style-name="T27">, </text:span><text:span text:style-name="T6">ML </text:span></text:p>
      <text:p text:style-name="P4"/>
      <text:p text:style-name="P2">Work Experience </text:p>
      <text:p text:style-name="LO-normal"><text:span text:style-name="T47">Ontology Data Developer/Analyst (Integrations)</text:span><text:span text:style-name="T35"> <text:s/></text:span><text:a xlink:type="simple" xlink:href="https://xendat.com/" text:style-name="Internet_20_link" text:visited-style-name="Visited_20_Internet_20_Link"><text:span text:style-name="Internet_20_link"><text:span text:style-name="T35">xendat.com</text:span></text:span></text:a><text:span text:style-name="T35">/</text:span><text:a xlink:type="simple" xlink:href="https://vrtx.com/" text:style-name="Internet_20_link" text:visited-style-name="Visited_20_Internet_20_Link"><text:span text:style-name="Internet_20_link"><text:span text:style-name="T35">vrtx.com</text:span></text:span></text:a><text:span text:style-name="T35"> </text:span><text:span text:style-name="T38">(remote)</text:span><text:span text:style-name="T39"> </text:span><text:span text:style-name="T51">2023-25 2years</text:span></text:p>
      <text:p text:style-name="LO-normal"><text:span text:style-name="T23">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23">web</text:span></text:span></text:a><text:span text:style-name="T23">)Protege, Semantic-Web-Libs</text:span></text:p>
      <text:p text:style-name="P16"><text:span text:style-name="T17">Wrote new libs used for both a Semantic-ETL and for an automated QA/QC, aiding Ontologist &amp; BizDev, incl several apps</text:span></text:p>
      <text:p text:style-name="P16"/>
      <text:p text:style-name="P6"><text:span text:style-name="T58">National Center for Supercomputing Applications, </text:span><text:a xlink:type="simple" xlink:href="http://isda.ncsa.uiuc.edu/~mbobak/" text:style-name="Internet_20_link" text:visited-style-name="Visited_20_Internet_20_Link"><text:span text:style-name="Internet_20_link"><text:span text:style-name="T40">Sr Research Software Engineer</text:span></text:span></text:a><text:span text:style-name="T59">, </text:span><text:span text:style-name="T65">Urbana, IL </text:span><text:span text:style-name="T52">2019-23</text:span></text:p>
      <text:p text:style-name="P8">Bringing my background to earthcube.org and other grants. Focus on semantics/metadata search, with some NLP &amp; sim.</text:p>
      <text:p text:style-name="P7"><text:span text:style-name="T72">EarthCube's </text:span><text:a xlink:type="simple" xlink:href="https://drive.google.com/file/d/1D38rrJfCCtKYR-c4Yo71O1agLCo6Rlbm/view" text:style-name="Internet_20_link" text:visited-style-name="Visited_20_Internet_20_Link">GeoCODES</text:a><text:span text:style-name="T72">: Crawl data repos for extended schema.org,and provide faceted search&amp;transition to notebooks </text:span></text:p>
      <text:p text:style-name="P9"/>
      <text:p text:style-name="P1"><text:span text:style-name="T67">AlohaHealthNet </text:span><text:a xlink:type="simple" xlink:href="http://agrible.com/" text:style-name="Internet_20_link" text:visited-style-name="Visited_20_Internet_20_Link"><text:span text:style-name="Internet_20_link"><text:span text:style-name="T36">Sr Knowledge-Engineering</text:span></text:span></text:a><text:span text:style-name="T53"> </text:span><text:span text:style-name="T52">2017-2025 (remote) </text:span></text:p>
      <text:p text:style-name="P3">Advising early stage startup built on the topic of my UCSF.edu research. Matching EHR to get people into cliniical trails</text:p>
      <text:p text:style-name="P4"/>
      <text:p text:style-name="P1"><text:span text:style-name="T67">Agrible</text:span><text:span text:style-name="T52">/Nutrien </text:span><text:a xlink:type="simple" xlink:href="http://agrible.com/" text:style-name="Internet_20_link" text:visited-style-name="Visited_20_Internet_20_Link"><text:span text:style-name="Internet_20_link"><text:span text:style-name="T36">Sr Software Engineer</text:span></text:span></text:a><text:span text:style-name="T53"> </text:span><text:span text:style-name="T52">2017-18 1year (Champaign Il)</text:span></text:p>
      <text:p text:style-name="P5"><text:span text:style-name="T15">Planned &amp; guided reworking the main simulation, documentation, &amp; ML/verification</text:span><text:span text:style-name="T54"> which helped with it's acquisition</text:span></text:p>
      <text:p text:style-name="P4"/>
      <text:p text:style-name="P5"><text:span text:style-name="T8">Freelance </text:span><text:span text:style-name="T31">Consultant, <text:s/>July 2011-2017, San Francisco, CA </text:span></text:p>
      <text:p text:style-name="P1"><text:span text:style-name="T21">-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21">allotrope.org</text:span></text:span></text:a><text:span text:style-name="T21"> </text:span></text:p>
      <text:p text:style-name="P3">- <text:s/>Worked with IDEO on their systems integration issues that could be aided by Knowledge-Graph for info refine/cleanup</text:p>
      <text:p text:style-name="P11">-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9">Apollo Education Group</text:span><text:span text:style-name="T37">, </text:span><text:a xlink:type="simple" xlink:href="https://www.dataversity.net/semantic-web-jobs-apollo-group/" text:style-name="Internet_20_link" text:visited-style-name="Visited_20_Internet_20_Link"><text:span text:style-name="Internet_20_link"><text:span text:style-name="T37">Architect, Adaptive Learning Platform</text:span></text:span></text:a><text:span text:style-name="T37">, Oct 2010 - Jul 2011, San Francisco, CA<text:line-break/></text:span><text:span text:style-name="T21">Conceptually annotate study material and tests for automated remediation, instrument classroom to learn from using: Hadoop, Lisp, </text:span><text:span text:style-name="T69">KM</text:span></text:p>
      <text:p text:style-name="P5"/>
      <text:p text:style-name="P5"><text:span text:style-name="T8">UCSF </text:span><text:span text:style-name="T31">Programmer/Analyst III, Sept 2007-Oct 2010, San Francisco, CA<text:line-break/></text:span><text:span text:style-name="T15">Medical-Informatics </text:span><text:span text:style-name="T3">research </text:span><text:span text:style-name="T15">(relating to clinical-trails) in Lisp/KM, and Natural Language Processing in Java; </text:span><text:span text:style-name="T3">paper </text:span><text:span text:style-name="T15">with Stanford </text:span><text:span text:style-name="T3">group</text:span><text:span text:style-name="T15">; </text:span><text:span text:style-name="T3">ontology </text:span><text:span text:style-name="T15">dev/using: Lisp, </text:span><text:span text:style-name="T68">KM</text:span><text:span text:style-name="T15">, ..</text:span></text:p>
      <text:p text:style-name="P4"/>
      <text:p text:style-name="P1"><text:span text:style-name="T37">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21">mindbox.com</text:span></text:span></text:a><text:span text:style-name="T5"> </text:span><text:span text:style-name="T21">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21">Ocwen_Mindbox</text:span></text:span></text:a><text:span text:style-name="T5"> </text:span><text:span text:style-name="T21">Worked up to half-time for </text:span><text:a xlink:type="simple" xlink:href="#:~:text=half-time for-,cas,-.dis.anl.gov" text:style-name="Internet_20_link" text:visited-style-name="Visited_20_Internet_20_Link"><text:span text:style-name="Internet_20_link"><text:span text:style-name="T21">cas</text:span></text:span></text:a><text:span text:style-name="T21">.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21">Verizon</text:span></text:span></text:a><text:span text:style-name="T21">)</text:span><text:a xlink:type="simple" xlink:href="http://web.archive.org/web/200102032350/http:/info.gte.com/" text:style-name="Internet_20_link" text:visited-style-name="Visited_20_Internet_20_Link"><text:span text:style-name="Internet_20_link"><text:span text:style-name="T21">labs</text:span></text:span></text:a><text:span text:style-name="T21">.</text:span><text:a xlink:type="simple" xlink:href="http://en.wikipedia.org/wiki/GTE" text:style-name="Internet_20_link" text:visited-style-name="Visited_20_Internet_20_Link"><text:span text:style-name="Internet_20_link"><text:span text:style-name="T21">gte</text:span></text:span></text:a><text:span text:style-name="T21">.com, Model-Based-Diagnosis on a national scale. w/Art *Enterprise See: </text:span><text:a xlink:type="simple" xlink:href="http://www.aaai.org/Papers/IAAI/1996/IAAI96-287.pdf" text:style-name="Internet_20_link" text:visited-style-name="Visited_20_Internet_20_Link"><text:span text:style-name="Internet_20_link"><text:span text:style-name="T21">aaai.org/Papers/IAAI/1996/IAAI96-287.</text:span></text:span></text:a><text:span text:style-name="T5">pdf </text:span><text:span text:style-name="T21">Bioinformatics/control </text:span><text:a xlink:type="simple" xlink:href="http://escholarship.org/uc/item/9sx790dw" text:style-name="Internet_20_link" text:visited-style-name="Visited_20_Internet_20_Link"><text:span text:style-name="Internet_20_link"><text:span text:style-name="T21">contract</text:span></text:span></text:a><text:span text:style-name="T5"> </text:span><text:span text:style-name="T21">11/04-12/05 w/CLIPS&amp;Protege.stanford.edu/Java/DB Control of perfusion pumps on light microscope sample, monitoring incl. Machine-vision, Bio-ontology /reasoning/Kn-mngt for the experiment setup. &amp; Grant proposal work. Worked for CME.com </text:span><text:soft-page-break/><text:span text:style-name="T21">2/06-06/06 (re)organizing trade-data validation code. w/CLIPS/Jess Signal-Processing/Machine-Learning (startup) 06/06-w/Lisp/etc. Hospital Informatics/Machine-Learning ghx.com 02/07-05/07-w/Lisp, Machine Learning speedup for financial-scientific w/Lisp</text:span></text:p>
      <text:p text:style-name="P12"><text:span text:style-name="T9">UIUC </text:span><text:a xlink:type="simple" xlink:href="http://web.archive.org/web/20060205083847/http:/www-kbs.ai.uiuc.edu/web/kbs/index.htm" text:style-name="Internet_20_link" text:visited-style-name="Visited_20_Internet_20_Link"><text:span text:style-name="Internet_20_link"><text:span text:style-name="T37">Knowledge Based Systems Lab</text:span></text:span></text:a><text:span text:style-name="T37">, (Senior) Research Programmer, Jun 1998-Feb 2001, Urbana, IL<text:line-break/></text:span><text:span text:style-name="T21">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24">Automated Instructor Assistant for Ship Damage Control</text:span><text:span text:style-name="T21">'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22">www.dwilkins.org/members.htm</text:span></text:span></text:a><text:span text:style-name="T12"> </text:span></text:p>
      <text:p text:style-name="P13"/>
      <text:p text:style-name="P1"><text:span text:style-name="T9">Brightware</text:span><text:span text:style-name="T37">, Knowledge Engineer, Oct 1996-Jun 1998, Chicago, IL<text:line-break/></text:span><text:span text:style-name="T21">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20">www.brightware.com/eservice_solutions</text:span></text:span></text:a><text:span text:style-name="T4"> </text:span><text:span text:style-name="T20">&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37">Institute of Learning Sciences</text:span></text:span></text:a><text:span text:style-name="T37">, Lead Programmer/Analyst, Feb 1996-Aug 1996, Evanston, IL<text:line-break/></text:span><text:span text:style-name="T21">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21">www.qrg.northwestern.edu/projects/NSF/Cyclepad/aboutcp.htm</text:span></text:span></text:a><text:span text:style-name="T10"> </text:span></text:p>
      <text:p text:style-name="P5"/>
      <text:p text:style-name="P1"><text:a xlink:type="simple" xlink:href="http://www.anl.gov/" text:style-name="Internet_20_link" text:visited-style-name="Visited_20_Internet_20_Link"><text:span text:style-name="Internet_20_link"><text:span text:style-name="T37">Argonne National Lab</text:span></text:span></text:a><text:span text:style-name="T9"> </text:span><text:span text:style-name="T37">(</text:span><text:a xlink:type="simple" xlink:href="http://www.evs.anl.gov/" text:style-name="Internet_20_link" text:visited-style-name="Visited_20_Internet_20_Link"><text:span text:style-name="Internet_20_link"><text:span text:style-name="T37">EAD</text:span></text:span></text:a><text:span text:style-name="T9"> </text:span><text:span text:style-name="T37">and </text:span><text:a xlink:type="simple" xlink:href="https://web.archive.org/web/20080118110818/http:/www.dis.anl.gov/" text:style-name="Internet_20_link" text:visited-style-name="Visited_20_Internet_20_Link"><text:span text:style-name="Internet_20_link"><text:span text:style-name="T37">DIS</text:span></text:span></text:a><text:span text:style-name="T9"> </text:span><text:span text:style-name="T37">groups), Software Engineer, Feb 1993-Feb 1996, Argonne, IL<text:line-break/></text:span><text:span text:style-name="T21">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21">www.dis.anl.gov/DEEM</text:span></text:span></text:a><text:span text:style-name="T5"> </text:span><text:a xlink:type="simple" xlink:href="http://en.wikipedia.org/wiki/High-level_architecture_(simulation)" text:style-name="Internet_20_link" text:visited-style-name="Visited_20_Internet_20_Link"><text:span text:style-name="Internet_20_link"><text:span text:style-name="T21">HLAsim</text:span></text:span></text:a><text:span text:style-name="T5"> </text:span><text:a xlink:type="simple" xlink:href="http://www.dis.anl.gov/DEEM/DIAS%20diaswp.pdf" text:style-name="Internet_20_link" text:visited-style-name="Visited_20_Internet_20_Link"><text:span text:style-name="Internet_20_link"><text:span text:style-name="T21">www.dis.anl.gov/DEEM/DIAS diaswp.pdf</text:span></text:span></text:a><text:span text:style-name="T5"> </text:span><text:span text:style-name="T21">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21">cas.dis.anl.gov</text:span></text:span></text:a><text:span text:style-name="T21">.</text:span><text:span text:style-name="T41"> </text:span></text:p>
      <text:p text:style-name="P5"/>
      <text:p text:style-name="P2">Education </text:p>
      <text:p text:style-name="P1"><text:span text:style-name="T45">University of Illinois, Urbana-Champaign<text:line-break/></text:span><text:span text:style-name="T41">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37">Research Assistant /Research Programmer</text:span></text:span></text:a><text:span text:style-name="T37"> <text:s text:c="32"/></text:span><text:span text:style-name="T41">BS Physics, BS Biophysics, 1983-88, dept. distinction </text:span><text:a xlink:type="simple" xlink:href="http://adsabs.harvard.edu/cgi-bin/nph-bib_query?1987ASAJ...81..638J" text:style-name="Internet_20_link" text:visited-style-name="Visited_20_Internet_20_Link"><text:span text:style-name="Internet_20_link"><text:span text:style-name="T37">Research</text:span></text:span></text:a><text:span text:style-name="T37"> </text:span><text:a xlink:type="simple" xlink:href="http://web.archive.org/web/20041028022004/http:/www.cecer.army.mil/td/tips/pub/details.cfm?PUBID=1452&amp;TOP=1" text:style-name="Internet_20_link" text:visited-style-name="Visited_20_Internet_20_Link"><text:span text:style-name="Internet_20_link"><text:span text:style-name="T37">Programmer</text:span></text:span></text:a><text:span text:style-name="T21">(1⁄2 time w/local </text:span><text:span text:style-name="T22">lab)</text:span><text:span text:style-name="T44"> </text:span></text:p>
      <text:p text:style-name="P15">PROFESSIONAL ORGANIZATIONS: </text:p>
      <text:p text:style-name="P14"><text:a xlink:type="simple" xlink:href="http://aaai.org/" text:style-name="Internet_20_link" text:visited-style-name="Visited_20_Internet_20_Link"><text:span text:style-name="Internet_20_link"><text:span text:style-name="T25">AAAI</text:span></text:span></text:a><text:span text:style-name="T71"> (Association for the Advancement of Artificial Intelligence) life-member. </text:span></text:p>
      <text:p text:style-name="P14"><text:a xlink:type="simple" xlink:href="http://ieee.org/" text:style-name="Internet_20_link" text:visited-style-name="Visited_20_Internet_20_Link"><text:span text:style-name="Internet_20_link"><text:span text:style-name="T25">IEEE</text:span></text:span></text:a><text:span text:style-name="T71"> (Institute of Electrical and Electronics Engineers) &amp; Computer Society 10yr </text:span></text:p>
      <text:p text:style-name="P14"><text:span text:style-name="T62">Other groups: </text:span><text:a xlink:type="simple" xlink:href="https://mbobak.ncsa.illinois.edu/meetup/" text:style-name="Internet_20_link" text:visited-style-name="Visited_20_Internet_20_Link"><text:span text:style-name="Internet_20_link"><text:span text:style-name="T25">meetup</text:span></text:span></text:a><text:span text:style-name="T63">.</text:span><text:a xlink:type="simple" xlink:href="http://www.meetup.com/balisp/members/5734460/" text:style-name="Internet_20_link" text:visited-style-name="Visited_20_Internet_20_Link"><text:span text:style-name="Internet_20_link"><text:span text:style-name="T25">com</text:span></text:span></text:a><text:span text:style-name="T63">, </text:span><text:a xlink:type="simple" xlink:href="http://www.linkedin.com/in/michaelbobak" text:style-name="Internet_20_link" text:visited-style-name="Visited_20_Internet_20_Link"><text:span text:style-name="Internet_20_link"><text:span text:style-name="T25">linkedin</text:span></text:span></text:a><text:span text:style-name="T63">-</text:span><text:a xlink:type="simple" xlink:href="https://www.linkedin.com/in/michaelbobak/details/interests" text:style-name="Internet_20_link" text:visited-style-name="Visited_20_Internet_20_Link"><text:span text:style-name="Internet_20_link"><text:span text:style-name="T25">groups</text:span></text:span></text:a><text:span text:style-name="T71"> </text:span></text:p>
      <text:p text:style-name="P14"><text:span text:style-name="T62">ID </text:span><text:a xlink:type="simple" xlink:href="https://orcid.org/0000-0003-2357-5918" text:style-name="Internet_20_link" text:visited-style-name="Visited_20_Internet_20_Link"><text:span text:style-name="Internet_20_link"><text:span text:style-name="T25">orcid.org/0000-0003-2357-5918</text:span></text:span></text:a><text:span text:style-name="T71"> <text:s/></text:span><text:a xlink:type="simple" xlink:href="http://wikidata.org/wiki/Q104512704" text:style-name="Internet_20_link" text:visited-style-name="Visited_20_Internet_20_Link"><text:span text:style-name="Internet_20_link"><text:span text:style-name="T25">wikidata.org/wiki/Q104512704</text:span></text:span></text:a><text:span text:style-name="T71"><text:line-break/></text:span><text:span text:style-name="T62">Papers </text:span><text:a xlink:type="simple" xlink:href="https://scholar.google.com/citations?user=X-aHXl4AAAAJ&amp;hl=en" text:style-name="Internet_20_link" text:visited-style-name="Visited_20_Internet_20_Link"><text:span text:style-name="Internet_20_link"><text:span text:style-name="T25">scholar.google.com/&amp;q=michael+bobak</text:span></text:span></text:a><text:span text:style-name="T7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 svg:font-family="'Noto Sans Devanagari'" style:font-family-generic="swiss"/>
    <style:font-face style:name="F" svg:font-family="" style:font-pitch="variable"/>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1"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1"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5-12-31T14:28:45</dc:date>
    <meta:print-date>2023-04-19T16:33:00</meta:print-date>
    <meta:editing-cycles>5</meta:editing-cycles>
    <meta:editing-duration>PT1H8M19S</meta:editing-duration>
    <meta:generator>OpenOffice/4.1.16$Win32 OpenOffice.org_project/4116m3$Build-9816</meta:generator>
    <meta:document-statistic meta:table-count="0" meta:image-count="0" meta:object-count="0" meta:page-count="2" meta:paragraph-count="39" meta:word-count="912" meta:character-count="7298"/>
    <meta:user-defined meta:name="AppVersion">15.0000</meta:user-defined>
  </office:meta>
</office:document-meta>
</file>